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ичность</text:title></text:p>
      <text:p text:style-name="OrgTitle"/>
      <text:p text:style-name="OrgSubtitle"><text:initial-creator>Кормышев Егор ИСиП-401</text:initial-creator></text:p>
      <text:p text:style-name="OrgSubtitle"/>
      <text:p text:style-name="OrgSubtitle">18.11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4f96000">1. Человек</text:a></text:p>
          <text:p text:style-name="Contents_20_1"><text:a xlink:type="simple" xlink:href="#orgc8d2ea8">2. Личность</text:a></text:p>
          <text:p text:style-name="Contents_20_1"><text:a xlink:type="simple" xlink:href="#org6360e7f">3. Индивидуальность</text:a></text:p>
          <text:p text:style-name="Contents_20_1"><text:a xlink:type="simple" xlink:href="#orge0c0dc7">4. Индивид</text:a></text:p>
          <text:p text:style-name="Contents_20_1"><text:a xlink:type="simple" xlink:href="#org71e168e">5. Связь между понятиями</text:a></text:p>
        </text:index-body>
      </text:table-of-content>
      <text:h text:style-name="Heading_20_1" text:outline-level="1" text:is-list-header="false">
<text:bookmark-start text:name="OrgXref.org4f96000"/>
<text:bookmark text:name="org4f96000"/>Человек
<text:bookmark-end text:name="OrgXref.org4f96000"/></text:h>
      <text:p text:style-name="Text_20_body">Человек - самое широкое понятие, обозначающее биологический вид
</text:p>
      <text:h text:style-name="Heading_20_1" text:outline-level="1" text:is-list-header="false">
<text:bookmark-start text:name="OrgXref.orgc8d2ea8"/>
<text:bookmark text:name="orgc8d2ea8"/>Личность
<text:bookmark-end text:name="OrgXref.orgc8d2ea8"/></text:h>
      <text:p text:style-name="Text_20_body">Личность - человек, обладающий сознанием, способный к познанию, переживаниям, преобразованию окружающего мира и строящий определенные отношения с миром
</text:p>
      <text:p text:style-name="Text_20_body">обладает сознанием, речью, способностью управлять своим поведением и психическим развитием
</text:p>
      <text:h text:style-name="Heading_20_1" text:outline-level="1" text:is-list-header="false">
<text:bookmark-start text:name="OrgXref.org6360e7f"/>
<text:bookmark text:name="org6360e7f"/>Индивидуальность
<text:bookmark-end text:name="OrgXref.org6360e7f"/></text:h>
      <text:p text:style-name="Text_20_body">Индивидуальность - уникальное, неповторимое, целостное в проявлении и реализации стратегии жизни и жизнеутверждения, отличающее одного человека от другого
</text:p>
      <text:p text:style-name="Text_20_body">отражает самобытность конкретного человека, включает в себя его уникальные черты, способности и мотивации
</text:p>
      <text:h text:style-name="Heading_20_1" text:outline-level="1" text:is-list-header="false">
<text:bookmark-start text:name="OrgXref.orge0c0dc7"/>
<text:bookmark text:name="orge0c0dc7"/>Индивид
<text:bookmark-end text:name="OrgXref.orge0c0dc7"/></text:h>
      <text:p text:style-name="Text_20_body">Индивид - конкретный представитель человеческого рода
</text:p>
      <text:p text:style-name="Text_20_body">имеет целостность психофизической организации организма, устойчивость к окружающей действительности, активность
</text:p>
      <text:h text:style-name="Heading_20_1" text:outline-level="1" text:is-list-header="false">
<text:bookmark-start text:name="OrgXref.org71e168e"/>
<text:bookmark text:name="org71e168e"/>Связь между понятиями
<text:bookmark-end text:name="OrgXref.org71e168e"/></text:h>
      <text:list text:style-name="OrgBulletedList" text:continue-numbering="false">
        <text:list-item>
          <text:p text:style-name="Text_20_body">Человек охватывает все остальные понятия как более широкое понятие
</text:p>
        </text:list-item>
        <text:list-item>
          <text:p text:style-name="Text_20_body">Индивид и личность тесно связаны - индивид является носителем личности
</text:p>
        </text:list-item>
        <text:list-item>
          <text:p text:style-name="Text_20_body">Индивидуальность проявляется через личность и индивида, делая их уникальными
</text:p>
        </text:list-item>
        <text:list-item>
          <text:p text:style-name="Text_20_body">Субъект - это активный индивид или личность, способная к самопознанию и принятию решений
</text:p>
        </text:list-item>
      </text:list>
      <text:p text:style-name="Text_20_body">Таким образом, понятия постепенно уменьшаются в масштабе от общего (человек) к более специфическому (индивидуальность), но все они взаимосвязаны и дополняют друг друга в представлении о человеке как биологическом существе и субъекте общества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-401</dc:creator>
    <meta:initial-creator>Кормышев Егор ИСиП-401</meta:initial-creator>
    <dc:date>2024-11-18T12:58:02</dc:date>
    <meta:creation-date>2024-11-18T12:58:02</meta:creation-date>
    <meta:generator>Emacs 29.4 (Org mode 9.8-pre)</meta:generator>
    <meta:keyword/>
    <dc:subject/>
    <dc:title>Личность</dc:title>
  </office:meta>
</office:document-meta>
</file>